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number text:level="3" style:num-suffix="." style:num-list-format-name="NLF0" style:num-format="1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border="0.0138in solid #E3E3E3" fo:padding="0in" style:shadow="none" fo:background-color="#FFFFFF">
        <style:background-fill draw:fill="solid" draw:fill-color="#FFFFFF"/>
      </style:paragraph-properties>
    </style:style>
    <style:style style:name="T2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3" style:parent-style-name="Heading2" style:family="paragraph">
      <style:paragraph-properties fo:line-height="107%"/>
    </style:style>
    <style:style style:name="T4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5" style:parent-style-name="DefaultParagraphFont" style:family="text">
      <style:text-properties style:font-name="Calibri Light" style:font-name-asian="Calibri Light" style:font-name-complex="Calibri Light" fo:color="#2E74B5"/>
    </style:style>
    <style:style style:name="P6" style:parent-style-name="Heading2" style:family="paragraph">
      <style:paragraph-properties fo:line-height="107%"/>
    </style:style>
    <style:style style:name="T7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P8" style:parent-style-name="Heading2" style:family="paragraph">
      <style:paragraph-properties fo:line-height="107%"/>
    </style:style>
    <style:style style:name="T9" style:parent-style-name="DefaultParagraphFont" style:family="text">
      <style:text-properties style:font-name="Calibri Light" style:font-name-asian="Calibri Light" style:font-name-complex="Calibri Light" fo:color="#2E74B5"/>
    </style:style>
    <style:style style:name="P10" style:parent-style-name="Heading2" style:family="paragraph">
      <style:paragraph-properties fo:line-height="107%"/>
    </style:style>
    <style:style style:name="T11" style:parent-style-name="DefaultParagraphFont" style:family="text">
      <style:text-properties style:font-name="Calibri Light" style:font-name-asian="Calibri Light" style:font-name-complex="Calibri Light" fo:color="#2E74B5"/>
    </style:style>
    <style:style style:name="P12" style:parent-style-name="Heading2" style:family="paragraph">
      <style:paragraph-properties fo:line-height="107%"/>
    </style:style>
    <style:style style:name="T13" style:parent-style-name="DefaultParagraphFont" style:family="text">
      <style:text-properties style:font-name="Calibri Light" style:font-name-asian="Calibri Light" style:font-name-complex="Calibri Light" fo:color="#2E74B5"/>
    </style:style>
    <style:style style:name="P14" style:parent-style-name="Normal" style:family="paragraph">
      <style:paragraph-properties fo:margin-top="0.5in" fo:margin-bottom="0.5in"/>
    </style:style>
    <style:style style:name="P15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16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17" style:parent-style-name="Heading2" style:family="paragraph">
      <style:paragraph-properties fo:line-height="107%"/>
    </style:style>
    <style:style style:name="T18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19" style:parent-style-name="DefaultParagraphFont" style:family="text">
      <style:text-properties style:font-name="Calibri Light" style:font-name-asian="Calibri Light" style:font-name-complex="Calibri Light" fo:color="#2E74B5"/>
    </style:style>
    <style:style style:name="P20" style:parent-style-name="Heading2" style:family="paragraph">
      <style:paragraph-properties fo:line-height="107%"/>
    </style:style>
    <style:style style:name="T21" style:parent-style-name="DefaultParagraphFont" style:family="text">
      <style:text-properties style:font-name="Calibri Light" style:font-name-asian="Calibri Light" style:font-name-complex="Calibri Light" fo:color="#2E74B5"/>
    </style:style>
    <style:style style:name="P22" style:parent-style-name="Heading2" style:family="paragraph">
      <style:paragraph-properties fo:line-height="107%"/>
    </style:style>
    <style:style style:name="T23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24" style:parent-style-name="DefaultParagraphFont" style:family="text">
      <style:text-properties style:font-name="Calibri Light" style:font-name-asian="Calibri Light" style:font-name-complex="Calibri Light" fo:color="#2E74B5"/>
    </style:style>
    <style:style style:name="P25" style:parent-style-name="Normal" style:family="paragraph">
      <style:paragraph-properties fo:margin-top="0.5in" fo:margin-bottom="0.5in"/>
    </style:style>
    <style:style style:name="P26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27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28" style:parent-style-name="Heading2" style:family="paragraph">
      <style:paragraph-properties fo:line-height="107%"/>
    </style:style>
    <style:style style:name="T29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30" style:parent-style-name="DefaultParagraphFont" style:family="text">
      <style:text-properties style:font-name="Calibri Light" style:font-name-asian="Calibri Light" style:font-name-complex="Calibri Light" fo:color="#2E74B5"/>
    </style:style>
    <style:style style:name="P31" style:parent-style-name="Heading2" style:family="paragraph">
      <style:paragraph-properties fo:line-height="107%"/>
    </style:style>
    <style:style style:name="T32" style:parent-style-name="DefaultParagraphFont" style:family="text">
      <style:text-properties style:font-name="Calibri Light" style:font-name-asian="Calibri Light" style:font-name-complex="Calibri Light" fo:color="#2E74B5"/>
    </style:style>
    <style:style style:name="P33" style:parent-style-name="Heading2" style:family="paragraph">
      <style:paragraph-properties fo:line-height="107%"/>
    </style:style>
    <style:style style:name="T34" style:parent-style-name="DefaultParagraphFont" style:family="text">
      <style:text-properties style:font-name="Calibri Light" style:font-name-asian="Calibri Light" style:font-name-complex="Calibri Light" fo:color="#2E74B5"/>
    </style:style>
    <style:style style:name="P35" style:parent-style-name="Normal" style:family="paragraph">
      <style:paragraph-properties fo:margin-top="0.5in" fo:margin-bottom="0.5in"/>
    </style:style>
    <style:style style:name="P36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37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38" style:parent-style-name="Heading2" style:family="paragraph">
      <style:paragraph-properties fo:line-height="107%"/>
    </style:style>
    <style:style style:name="T39" style:parent-style-name="DefaultParagraphFont" style:family="text">
      <style:text-properties style:font-name="Calibri Light" style:font-name-asian="Calibri Light" style:font-name-complex="Calibri Light" fo:color="#2E74B5"/>
    </style:style>
    <style:style style:name="P40" style:parent-style-name="Heading3" style:family="paragraph">
      <style:paragraph-properties fo:margin-top="0.1875in" fo:margin-bottom="0.1875in"/>
    </style:style>
    <style:style style:name="T4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42" style:parent-style-name="Heading2" style:family="paragraph">
      <style:paragraph-properties fo:line-height="107%"/>
    </style:style>
    <style:style style:name="T43" style:parent-style-name="DefaultParagraphFont" style:family="text">
      <style:text-properties style:font-name="Calibri Light" style:font-name-asian="Calibri Light" style:font-name-complex="Calibri Light" fo:color="#2E74B5"/>
    </style:style>
    <style:style style:name="P44" style:parent-style-name="Normal" style:family="paragraph">
      <style:paragraph-properties fo:margin-top="0.5in" fo:margin-bottom="0.5in"/>
    </style:style>
    <style:style style:name="P45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46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47" style:parent-style-name="Heading2" style:family="paragraph">
      <style:paragraph-properties fo:line-height="107%"/>
    </style:style>
    <style:style style:name="T48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49" style:parent-style-name="DefaultParagraphFont" style:family="text">
      <style:text-properties style:font-name="Calibri Light" style:font-name-asian="Calibri Light" style:font-name-complex="Calibri Light" fo:color="#2E74B5"/>
    </style:style>
    <style:style style:name="P50" style:parent-style-name="Heading2" style:family="paragraph">
      <style:paragraph-properties fo:line-height="107%"/>
    </style:style>
    <style:style style:name="T51" style:parent-style-name="DefaultParagraphFont" style:family="text">
      <style:text-properties style:font-name="Courier New" style:font-name-asian="Courier New" style:font-name-complex="Courier New" fo:color="#2E74B5" fo:font-size="10.5pt" style:font-size-asian="10.5pt" style:font-size-complex="10.5pt"/>
    </style:style>
    <style:style style:name="T52" style:parent-style-name="DefaultParagraphFont" style:family="text">
      <style:text-properties style:font-name="Calibri Light" style:font-name-asian="Calibri Light" style:font-name-complex="Calibri Light" fo:color="#2E74B5"/>
    </style:style>
    <style:style style:name="P53" style:parent-style-name="Heading2" style:family="paragraph">
      <style:paragraph-properties fo:line-height="107%"/>
    </style:style>
    <style:style style:name="T54" style:parent-style-name="DefaultParagraphFont" style:family="text">
      <style:text-properties style:font-name="Courier New" style:font-name-asian="Courier New" style:font-name-complex="Courier New" fo:color="#2E74B5" fo:font-size="10.5pt" style:font-size-asian="10.5pt" style:font-size-complex="10.5pt"/>
    </style:style>
    <style:style style:name="T55" style:parent-style-name="DefaultParagraphFont" style:family="text">
      <style:text-properties style:font-name="Calibri Light" style:font-name-asian="Calibri Light" style:font-name-complex="Calibri Light" fo:color="#2E74B5"/>
    </style:style>
    <style:style style:name="P56" style:parent-style-name="Heading2" style:family="paragraph">
      <style:paragraph-properties fo:line-height="107%"/>
    </style:style>
    <style:style style:name="T57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58" style:parent-style-name="DefaultParagraphFont" style:family="text">
      <style:text-properties style:font-name="Calibri Light" style:font-name-asian="Calibri Light" style:font-name-complex="Calibri Light" fo:color="#2E74B5"/>
    </style:style>
    <style:style style:name="P59" style:parent-style-name="Normal" style:family="paragraph">
      <style:paragraph-properties fo:margin-top="0.5in" fo:margin-bottom="0.5in"/>
    </style:style>
    <style:style style:name="P60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61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62" style:parent-style-name="Heading2" style:family="paragraph">
      <style:paragraph-properties fo:line-height="107%"/>
    </style:style>
    <style:style style:name="T63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64" style:parent-style-name="DefaultParagraphFont" style:family="text">
      <style:text-properties style:font-name="Calibri Light" style:font-name-asian="Calibri Light" style:font-name-complex="Calibri Light" fo:color="#2E74B5"/>
    </style:style>
    <style:style style:name="P65" style:parent-style-name="Heading2" style:family="paragraph">
      <style:paragraph-properties fo:line-height="107%"/>
    </style:style>
    <style:style style:name="T66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67" style:parent-style-name="DefaultParagraphFont" style:family="text">
      <style:text-properties style:font-name="Calibri Light" style:font-name-asian="Calibri Light" style:font-name-complex="Calibri Light" fo:color="#2E74B5"/>
    </style:style>
    <style:style style:name="P68" style:parent-style-name="Heading2" style:family="paragraph">
      <style:paragraph-properties fo:line-height="107%"/>
    </style:style>
    <style:style style:name="T69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70" style:parent-style-name="DefaultParagraphFont" style:family="text">
      <style:text-properties style:font-name="Calibri Light" style:font-name-asian="Calibri Light" style:font-name-complex="Calibri Light" fo:color="#2E74B5"/>
    </style:style>
    <style:style style:name="P71" style:parent-style-name="Heading2" style:family="paragraph">
      <style:paragraph-properties fo:line-height="107%"/>
    </style:style>
    <style:style style:name="T72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73" style:parent-style-name="DefaultParagraphFont" style:family="text">
      <style:text-properties style:font-name="Calibri Light" style:font-name-asian="Calibri Light" style:font-name-complex="Calibri Light" fo:color="#2E74B5"/>
    </style:style>
    <style:style style:name="P74" style:parent-style-name="Heading2" style:family="paragraph">
      <style:paragraph-properties fo:line-height="107%"/>
    </style:style>
    <style:style style:name="T75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76" style:parent-style-name="DefaultParagraphFont" style:family="text">
      <style:text-properties style:font-name="Calibri Light" style:font-name-asian="Calibri Light" style:font-name-complex="Calibri Light" fo:color="#2E74B5"/>
    </style:style>
    <style:style style:name="P77" style:parent-style-name="Normal" style:family="paragraph">
      <style:paragraph-properties fo:margin-top="0.5in" fo:margin-bottom="0.5in"/>
    </style:style>
    <style:style style:name="P78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79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80" style:parent-style-name="Heading2" style:family="paragraph">
      <style:paragraph-properties fo:line-height="107%"/>
    </style:style>
    <style:style style:name="T81" style:parent-style-name="DefaultParagraphFont" style:family="text">
      <style:text-properties style:font-name="Calibri Light" style:font-name-asian="Calibri Light" style:font-name-complex="Calibri Light" fo:color="#2E74B5"/>
    </style:style>
    <style:style style:name="T82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83" style:parent-style-name="DefaultParagraphFont" style:family="text">
      <style:text-properties style:font-name="Calibri Light" style:font-name-asian="Calibri Light" style:font-name-complex="Calibri Light" fo:color="#2E74B5"/>
    </style:style>
    <style:style style:name="P84" style:parent-style-name="Heading3" style:family="paragraph">
      <style:paragraph-properties fo:margin-top="0.1875in" fo:margin-bottom="0.1875in"/>
    </style:style>
    <style:style style:name="T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A626A4" fo:font-size="13.5pt" style:font-size-asian="13.5pt" style:font-size-complex="13.5pt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986801" fo:font-size="13.5pt" style:font-size-asian="13.5pt" style:font-size-complex="13.5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A14F" fo:font-size="13.5pt" style:font-size-asian="13.5pt" style:font-size-complex="13.5pt"/>
    </style:style>
    <style:style style:name="T9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9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986801" fo:font-size="13.5pt" style:font-size-asian="13.5pt" style:font-size-complex="13.5pt"/>
    </style:style>
    <style:style style:name="T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9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9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95" style:parent-style-name="Heading2" style:family="paragraph">
      <style:paragraph-properties fo:line-height="107%"/>
    </style:style>
    <style:style style:name="T96" style:parent-style-name="DefaultParagraphFont" style:family="text">
      <style:text-properties style:font-name="Courier New" style:font-name-asian="Courier New" style:font-name-complex="Courier New" fo:color="#2E74B5" fo:font-size="10.5pt" style:font-size-asian="10.5pt" style:font-size-complex="10.5pt"/>
    </style:style>
    <style:style style:name="T97" style:parent-style-name="DefaultParagraphFont" style:family="text">
      <style:text-properties style:font-name="Calibri Light" style:font-name-asian="Calibri Light" style:font-name-complex="Calibri Light" fo:color="#2E74B5"/>
    </style:style>
    <style:style style:name="T98" style:parent-style-name="DefaultParagraphFont" style:family="text">
      <style:text-properties style:font-name="Courier New" style:font-name-asian="Courier New" style:font-name-complex="Courier New" fo:color="#2E74B5" fo:font-size="10.5pt" style:font-size-asian="10.5pt" style:font-size-complex="10.5pt"/>
    </style:style>
    <style:style style:name="T99" style:parent-style-name="DefaultParagraphFont" style:family="text">
      <style:text-properties style:font-name="Calibri Light" style:font-name-asian="Calibri Light" style:font-name-complex="Calibri Light" fo:color="#2E74B5"/>
    </style:style>
    <style:style style:name="P100" style:parent-style-name="Normal" style:family="paragraph">
      <style:paragraph-properties fo:margin-top="0.5in" fo:margin-bottom="0.5in"/>
    </style:style>
    <style:style style:name="P101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102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103" style:parent-style-name="Heading2" style:family="paragraph">
      <style:paragraph-properties fo:line-height="107%"/>
    </style:style>
    <style:style style:name="T104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105" style:parent-style-name="DefaultParagraphFont" style:family="text">
      <style:text-properties style:font-name="Calibri Light" style:font-name-asian="Calibri Light" style:font-name-complex="Calibri Light" fo:color="#2E74B5"/>
    </style:style>
    <style:style style:name="P106" style:parent-style-name="Heading2" style:family="paragraph">
      <style:paragraph-properties fo:line-height="107%"/>
    </style:style>
    <style:style style:name="T107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108" style:parent-style-name="DefaultParagraphFont" style:family="text">
      <style:text-properties style:font-name="Calibri Light" style:font-name-asian="Calibri Light" style:font-name-complex="Calibri Light" fo:color="#2E74B5"/>
    </style:style>
    <style:style style:name="P109" style:parent-style-name="Heading2" style:family="paragraph">
      <style:paragraph-properties fo:line-height="107%"/>
    </style:style>
    <style:style style:name="T110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111" style:parent-style-name="DefaultParagraphFont" style:family="text">
      <style:text-properties style:font-name="Calibri Light" style:font-name-asian="Calibri Light" style:font-name-complex="Calibri Light" fo:color="#2E74B5"/>
    </style:style>
    <style:style style:name="P112" style:parent-style-name="Heading3" style:family="paragraph">
      <style:paragraph-properties fo:margin-top="0.1875in" fo:margin-bottom="0.1875in"/>
    </style:style>
    <style:style style:name="T1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1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A626A4" fo:font-size="13.5pt" style:font-size-asian="13.5pt" style:font-size-complex="13.5pt"/>
    </style:style>
    <style:style style:name="T1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A626A4" fo:font-size="13.5pt" style:font-size-asian="13.5pt" style:font-size-complex="13.5pt"/>
    </style:style>
    <style:style style:name="T1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1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1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A14F" fo:font-size="13.5pt" style:font-size-asian="13.5pt" style:font-size-complex="13.5pt"/>
    </style:style>
    <style:style style:name="T1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2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A626A4" fo:font-size="13.5pt" style:font-size-asian="13.5pt" style:font-size-complex="13.5pt"/>
    </style:style>
    <style:style style:name="T1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12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30" style:parent-style-name="Normal" style:family="paragraph">
      <style:paragraph-properties fo:margin-top="0.5in" fo:margin-bottom="0.5in"/>
    </style:style>
    <style:style style:name="P131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132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133" style:parent-style-name="Heading2" style:family="paragraph">
      <style:paragraph-properties fo:line-height="107%"/>
    </style:style>
    <style:style style:name="T134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135" style:parent-style-name="DefaultParagraphFont" style:family="text">
      <style:text-properties style:font-name="Calibri Light" style:font-name-asian="Calibri Light" style:font-name-complex="Calibri Light" fo:color="#2E74B5"/>
    </style:style>
    <style:style style:name="P136" style:parent-style-name="Heading2" style:family="paragraph">
      <style:paragraph-properties fo:line-height="107%"/>
    </style:style>
    <style:style style:name="T137" style:parent-style-name="DefaultParagraphFont" style:family="text">
      <style:text-properties style:font-name="Calibri Light" style:font-name-asian="Calibri Light" style:font-name-complex="Calibri Light" fo:color="#2E74B5"/>
    </style:style>
    <style:style style:name="P138" style:parent-style-name="Normal" style:family="paragraph">
      <style:paragraph-properties fo:margin-top="0.5in" fo:margin-bottom="0.5in"/>
    </style:style>
    <style:style style:name="P139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140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141" style:parent-style-name="Heading2" style:family="paragraph">
      <style:paragraph-properties fo:line-height="107%"/>
    </style:style>
    <style:style style:name="T142" style:parent-style-name="DefaultParagraphFont" style:family="text">
      <style:text-properties style:font-name="Calibri Light" style:font-name-asian="Calibri Light" style:font-name-complex="Calibri Light" fo:color="#2E74B5"/>
    </style:style>
    <style:style style:name="T143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144" style:parent-style-name="DefaultParagraphFont" style:family="text">
      <style:text-properties style:font-name="Calibri Light" style:font-name-asian="Calibri Light" style:font-name-complex="Calibri Light" fo:color="#2E74B5"/>
    </style:style>
    <style:style style:name="P145" style:parent-style-name="Heading2" style:family="paragraph">
      <style:paragraph-properties fo:line-height="107%"/>
    </style:style>
    <style:style style:name="T146" style:parent-style-name="DefaultParagraphFont" style:family="text">
      <style:text-properties style:font-name="Calibri Light" style:font-name-asian="Calibri Light" style:font-name-complex="Calibri Light" fo:color="#2E74B5"/>
    </style:style>
    <style:style style:name="P147" style:parent-style-name="Heading3" style:family="paragraph">
      <style:paragraph-properties fo:margin-top="0.1875in" fo:margin-bottom="0.1875in"/>
    </style:style>
    <style:style style:name="T1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A626A4" fo:font-size="13.5pt" style:font-size-asian="13.5pt" style:font-size-complex="13.5pt"/>
    </style:style>
    <style:style style:name="T1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986801" fo:font-size="13.5pt" style:font-size-asian="13.5pt" style:font-size-complex="13.5pt"/>
    </style:style>
    <style:style style:name="T1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A14F" fo:font-size="13.5pt" style:font-size-asian="13.5pt" style:font-size-complex="13.5pt"/>
    </style:style>
    <style:style style:name="T1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986801" fo:font-size="13.5pt" style:font-size-asian="13.5pt" style:font-size-complex="13.5pt"/>
    </style:style>
    <style:style style:name="T1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1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5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986801" fo:font-size="13.5pt" style:font-size-asian="13.5pt" style:font-size-complex="13.5pt"/>
    </style:style>
    <style:style style:name="T15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6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986801" fo:font-size="13.5pt" style:font-size-asian="13.5pt" style:font-size-complex="13.5pt"/>
    </style:style>
    <style:style style:name="T16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6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184BB" fo:font-size="13.5pt" style:font-size-asian="13.5pt" style:font-size-complex="13.5pt"/>
    </style:style>
    <style:style style:name="T1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64" style:parent-style-name="Normal" style:family="paragraph">
      <style:paragraph-properties fo:margin-top="0.5in" fo:margin-bottom="0.5in"/>
    </style:style>
    <style:style style:name="P165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166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167" style:parent-style-name="Heading2" style:family="paragraph">
      <style:paragraph-properties fo:line-height="107%"/>
    </style:style>
    <style:style style:name="T168" style:parent-style-name="DefaultParagraphFont" style:family="text">
      <style:text-properties style:font-name="Calibri Light" style:font-name-asian="Calibri Light" style:font-name-complex="Calibri Light" fo:color="#2E74B5"/>
    </style:style>
    <style:style style:name="T169" style:parent-style-name="DefaultParagraphFont" style:family="text">
      <style:text-properties style:font-name="Courier New" style:font-name-asian="Courier New" style:font-name-complex="Courier New" fo:color="#2E74B5" fo:font-size="10.5pt" style:font-size-asian="10.5pt" style:font-size-complex="10.5pt"/>
    </style:style>
    <style:style style:name="T170" style:parent-style-name="DefaultParagraphFont" style:family="text">
      <style:text-properties style:font-name="Calibri Light" style:font-name-asian="Calibri Light" style:font-name-complex="Calibri Light" fo:color="#2E74B5"/>
    </style:style>
    <style:style style:name="P171" style:parent-style-name="Heading2" style:family="paragraph">
      <style:paragraph-properties fo:line-height="107%"/>
    </style:style>
    <style:style style:name="T172" style:parent-style-name="DefaultParagraphFont" style:family="text">
      <style:text-properties style:font-name="Calibri Light" style:font-name-asian="Calibri Light" style:font-name-complex="Calibri Light" fo:color="#2E74B5"/>
    </style:style>
    <style:style style:name="P173" style:parent-style-name="Heading3" style:family="paragraph">
      <style:paragraph-properties fo:margin-top="0.1875in" fo:margin-bottom="0.1875in"/>
    </style:style>
    <style:style style:name="T17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7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17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7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A626A4" fo:font-size="13.5pt" style:font-size-asian="13.5pt" style:font-size-complex="13.5pt"/>
    </style:style>
    <style:style style:name="T17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7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A626A4" fo:font-size="13.5pt" style:font-size-asian="13.5pt" style:font-size-complex="13.5pt"/>
    </style:style>
    <style:style style:name="T1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8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1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8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1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A14F" fo:font-size="13.5pt" style:font-size-asian="13.5pt" style:font-size-complex="13.5pt"/>
    </style:style>
    <style:style style:name="T1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A626A4" fo:font-size="13.5pt" style:font-size-asian="13.5pt" style:font-size-complex="13.5pt"/>
    </style:style>
    <style:style style:name="T1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1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19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91" style:parent-style-name="Normal" style:family="paragraph">
      <style:paragraph-properties fo:margin-top="0.5in" fo:margin-bottom="0.5in"/>
    </style:style>
    <style:style style:name="P192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193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194" style:parent-style-name="Heading2" style:family="paragraph">
      <style:paragraph-properties fo:line-height="107%"/>
    </style:style>
    <style:style style:name="T195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196" style:parent-style-name="DefaultParagraphFont" style:family="text">
      <style:text-properties style:font-name="Calibri Light" style:font-name-asian="Calibri Light" style:font-name-complex="Calibri Light" fo:color="#2E74B5"/>
    </style:style>
    <style:style style:name="P197" style:parent-style-name="Heading2" style:family="paragraph">
      <style:paragraph-properties fo:line-height="107%"/>
    </style:style>
    <style:style style:name="T198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199" style:parent-style-name="DefaultParagraphFont" style:family="text">
      <style:text-properties style:font-name="Calibri Light" style:font-name-asian="Calibri Light" style:font-name-complex="Calibri Light" fo:color="#2E74B5"/>
    </style:style>
    <style:style style:name="P200" style:parent-style-name="Heading2" style:family="paragraph">
      <style:paragraph-properties fo:line-height="107%"/>
    </style:style>
    <style:style style:name="T201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202" style:parent-style-name="DefaultParagraphFont" style:family="text">
      <style:text-properties style:font-name="Calibri Light" style:font-name-asian="Calibri Light" style:font-name-complex="Calibri Light" fo:color="#2E74B5"/>
    </style:style>
    <style:style style:name="P203" style:parent-style-name="Normal" style:family="paragraph">
      <style:paragraph-properties fo:margin-top="0.5in" fo:margin-bottom="0.5in"/>
    </style:style>
    <style:style style:name="P204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205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206" style:parent-style-name="Heading2" style:family="paragraph">
      <style:paragraph-properties fo:line-height="107%"/>
    </style:style>
    <style:style style:name="T207" style:parent-style-name="DefaultParagraphFont" style:family="text">
      <style:text-properties style:font-name="Calibri Light" style:font-name-asian="Calibri Light" style:font-name-complex="Calibri Light" fo:color="#2E74B5"/>
    </style:style>
    <style:style style:name="P208" style:parent-style-name="Heading3" style:family="paragraph">
      <style:paragraph-properties fo:margin-top="0.1875in" fo:margin-bottom="0.1875in"/>
    </style:style>
    <style:style style:name="T20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A626A4" fo:font-size="13.5pt" style:font-size-asian="13.5pt" style:font-size-complex="13.5pt"/>
    </style:style>
    <style:style style:name="T2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A626A4" fo:font-size="13.5pt" style:font-size-asian="13.5pt" style:font-size-complex="13.5pt"/>
    </style:style>
    <style:style style:name="T2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2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2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986801" fo:font-size="13.5pt" style:font-size-asian="13.5pt" style:font-size-complex="13.5pt"/>
    </style:style>
    <style:style style:name="T2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986801" fo:font-size="13.5pt" style:font-size-asian="13.5pt" style:font-size-complex="13.5pt"/>
    </style:style>
    <style:style style:name="T2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184BB" fo:font-size="13.5pt" style:font-size-asian="13.5pt" style:font-size-complex="13.5pt"/>
    </style:style>
    <style:style style:name="T2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986801" fo:font-size="13.5pt" style:font-size-asian="13.5pt" style:font-size-complex="13.5pt"/>
    </style:style>
    <style:style style:name="T2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22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27" style:parent-style-name="Normal" style:family="paragraph">
      <style:paragraph-properties fo:margin-top="0.5in" fo:margin-bottom="0.5in"/>
    </style:style>
    <style:style style:name="P228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229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230" style:parent-style-name="Heading2" style:family="paragraph">
      <style:paragraph-properties fo:line-height="107%"/>
    </style:style>
    <style:style style:name="T231" style:parent-style-name="DefaultParagraphFont" style:family="text">
      <style:text-properties style:font-name="Calibri Light" style:font-name-asian="Calibri Light" style:font-name-complex="Calibri Light" fo:color="#2E74B5"/>
    </style:style>
    <style:style style:name="P232" style:parent-style-name="Heading2" style:family="paragraph">
      <style:paragraph-properties fo:line-height="107%"/>
    </style:style>
    <style:style style:name="T233" style:parent-style-name="DefaultParagraphFont" style:family="text">
      <style:text-properties style:font-name="Calibri Light" style:font-name-asian="Calibri Light" style:font-name-complex="Calibri Light" fo:color="#2E74B5"/>
    </style:style>
    <style:style style:name="P234" style:parent-style-name="Heading3" style:family="paragraph">
      <style:paragraph-properties fo:margin-top="0.1875in" fo:margin-bottom="0.1875in"/>
    </style:style>
    <style:style style:name="T2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2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3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A626A4" fo:font-size="13.5pt" style:font-size-asian="13.5pt" style:font-size-complex="13.5pt"/>
    </style:style>
    <style:style style:name="T2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A626A4" fo:font-size="13.5pt" style:font-size-asian="13.5pt" style:font-size-complex="13.5pt"/>
    </style:style>
    <style:style style:name="T24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2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4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A14F" fo:font-size="13.5pt" style:font-size-asian="13.5pt" style:font-size-complex="13.5pt"/>
    </style:style>
    <style:style style:name="T2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4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A626A4" fo:font-size="13.5pt" style:font-size-asian="13.5pt" style:font-size-complex="13.5pt"/>
    </style:style>
    <style:style style:name="T2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2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50" style:parent-style-name="Normal" style:family="paragraph">
      <style:paragraph-properties fo:margin-top="0.5in" fo:margin-bottom="0.5in"/>
    </style:style>
    <style:style style:name="P251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252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color="#0D0D0D" fo:font-size="15pt" style:font-size-asian="15pt" style:font-size-complex="15pt"/>
    </style:style>
    <style:style style:name="T253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254" style:parent-style-name="Heading2" style:family="paragraph">
      <style:paragraph-properties fo:line-height="107%"/>
    </style:style>
    <style:style style:name="T255" style:parent-style-name="DefaultParagraphFont" style:family="text">
      <style:text-properties style:font-name="Calibri Light" style:font-name-asian="Calibri Light" style:font-name-complex="Calibri Light" fo:color="#2E74B5"/>
    </style:style>
    <style:style style:name="P256" style:parent-style-name="Heading3" style:family="paragraph">
      <style:paragraph-properties fo:margin-top="0.1875in" fo:margin-bottom="0.1875in"/>
    </style:style>
    <style:style style:name="T2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5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25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6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A14F" fo:font-size="13.5pt" style:font-size-asian="13.5pt" style:font-size-complex="13.5pt"/>
    </style:style>
    <style:style style:name="T26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6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2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986801" fo:font-size="13.5pt" style:font-size-asian="13.5pt" style:font-size-complex="13.5pt"/>
    </style:style>
    <style:style style:name="T2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26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6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A14F" fo:font-size="13.5pt" style:font-size-asian="13.5pt" style:font-size-complex="13.5pt"/>
    </style:style>
    <style:style style:name="T26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7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27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A14F" fo:font-size="13.5pt" style:font-size-asian="13.5pt" style:font-size-complex="13.5pt"/>
    </style:style>
    <style:style style:name="T27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7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184BB" fo:font-size="13.5pt" style:font-size-asian="13.5pt" style:font-size-complex="13.5pt"/>
    </style:style>
    <style:style style:name="T27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7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27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7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27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A14F" fo:font-size="13.5pt" style:font-size-asian="13.5pt" style:font-size-complex="13.5pt"/>
    </style:style>
    <style:style style:name="T28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82" style:parent-style-name="Normal" style:family="paragraph">
      <style:paragraph-properties fo:margin-top="0.5in" fo:margin-bottom="0.5in"/>
    </style:style>
    <style:style style:name="P283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284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285" style:parent-style-name="Heading2" style:family="paragraph">
      <style:paragraph-properties fo:line-height="107%"/>
    </style:style>
    <style:style style:name="T286" style:parent-style-name="DefaultParagraphFont" style:family="text">
      <style:text-properties style:font-name="Calibri Light" style:font-name-asian="Calibri Light" style:font-name-complex="Calibri Light" fo:color="#2E74B5"/>
    </style:style>
    <style:style style:name="T287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288" style:parent-style-name="DefaultParagraphFont" style:family="text">
      <style:text-properties style:font-name="Calibri Light" style:font-name-asian="Calibri Light" style:font-name-complex="Calibri Light" fo:color="#2E74B5"/>
    </style:style>
    <style:style style:name="T289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290" style:parent-style-name="DefaultParagraphFont" style:family="text">
      <style:text-properties style:font-name="Calibri Light" style:font-name-asian="Calibri Light" style:font-name-complex="Calibri Light" fo:color="#2E74B5"/>
    </style:style>
    <style:style style:name="P291" style:parent-style-name="Heading2" style:family="paragraph">
      <style:paragraph-properties fo:line-height="107%"/>
    </style:style>
    <style:style style:name="T292" style:parent-style-name="DefaultParagraphFont" style:family="text">
      <style:text-properties style:font-name="Calibri Light" style:font-name-asian="Calibri Light" style:font-name-complex="Calibri Light" fo:color="#2E74B5"/>
    </style:style>
    <style:style style:name="P293" style:parent-style-name="Normal" style:family="paragraph">
      <style:paragraph-properties fo:margin-top="0.5in" fo:margin-bottom="0.5in"/>
    </style:style>
    <style:style style:name="P294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295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296" style:parent-style-name="Heading2" style:family="paragraph">
      <style:paragraph-properties fo:line-height="107%"/>
    </style:style>
    <style:style style:name="T297" style:parent-style-name="DefaultParagraphFont" style:family="text">
      <style:text-properties style:font-name="Calibri Light" style:font-name-asian="Calibri Light" style:font-name-complex="Calibri Light" fo:color="#2E74B5"/>
    </style:style>
    <style:style style:name="T298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299" style:parent-style-name="DefaultParagraphFont" style:family="text">
      <style:text-properties style:font-name="Calibri Light" style:font-name-asian="Calibri Light" style:font-name-complex="Calibri Light" fo:color="#2E74B5"/>
    </style:style>
    <style:style style:name="T300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301" style:parent-style-name="DefaultParagraphFont" style:family="text">
      <style:text-properties style:font-name="Calibri Light" style:font-name-asian="Calibri Light" style:font-name-complex="Calibri Light" fo:color="#2E74B5"/>
    </style:style>
    <style:style style:name="P302" style:parent-style-name="Heading3" style:family="paragraph">
      <style:paragraph-properties fo:margin-top="0.1875in" fo:margin-bottom="0.1875in"/>
    </style:style>
    <style:style style:name="T30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986801" fo:font-size="13.5pt" style:font-size-asian="13.5pt" style:font-size-complex="13.5pt"/>
    </style:style>
    <style:style style:name="T30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383A42" fo:font-size="13.5pt" style:font-size-asian="13.5pt" style:font-size-complex="13.5pt"/>
    </style:style>
    <style:style style:name="T30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30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383A42" fo:font-size="13.5pt" style:font-size-asian="13.5pt" style:font-size-complex="13.5pt"/>
    </style:style>
    <style:style style:name="T30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30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383A42" fo:font-size="13.5pt" style:font-size-asian="13.5pt" style:font-size-complex="13.5pt"/>
    </style:style>
    <style:style style:name="T30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4078F2" fo:font-size="13.5pt" style:font-size-asian="13.5pt" style:font-size-complex="13.5pt"/>
    </style:style>
    <style:style style:name="T3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383A42" fo:font-size="13.5pt" style:font-size-asian="13.5pt" style:font-size-complex="13.5pt"/>
    </style:style>
    <style:style style:name="T3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3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383A42" fo:font-size="13.5pt" style:font-size-asian="13.5pt" style:font-size-complex="13.5pt"/>
    </style:style>
    <style:style style:name="T3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184BB" fo:font-size="13.5pt" style:font-size-asian="13.5pt" style:font-size-complex="13.5pt"/>
    </style:style>
    <style:style style:name="T3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383A42" fo:font-size="13.5pt" style:font-size-asian="13.5pt" style:font-size-complex="13.5pt"/>
    </style:style>
    <style:style style:name="P315" style:parent-style-name="Normal" style:family="paragraph">
      <style:paragraph-properties fo:margin-top="0.5in" fo:margin-bottom="0.5in"/>
    </style:style>
    <style:style style:name="P316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317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318" style:parent-style-name="Heading2" style:family="paragraph">
      <style:paragraph-properties fo:line-height="107%"/>
    </style:style>
    <style:style style:name="T319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320" style:parent-style-name="DefaultParagraphFont" style:family="text">
      <style:text-properties style:font-name="Calibri Light" style:font-name-asian="Calibri Light" style:font-name-complex="Calibri Light" fo:color="#2E74B5"/>
    </style:style>
    <style:style style:name="P321" style:parent-style-name="Heading2" style:family="paragraph">
      <style:paragraph-properties fo:line-height="107%"/>
    </style:style>
    <style:style style:name="T322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E74B5"/>
    </style:style>
    <style:style style:name="T323" style:parent-style-name="DefaultParagraphFont" style:family="text">
      <style:text-properties style:font-name="Calibri Light" style:font-name-asian="Calibri Light" style:font-name-complex="Calibri Light" fo:color="#2E74B5"/>
    </style:style>
    <style:style style:name="P324" style:parent-style-name="Heading2" style:family="paragraph">
      <style:paragraph-properties fo:line-height="107%"/>
    </style:style>
    <style:style style:name="T325" style:parent-style-name="DefaultParagraphFont" style:family="text">
      <style:text-properties style:font-name="Calibri Light" style:font-name-asian="Calibri Light" style:font-name-complex="Calibri Light" fo:color="#2E74B5"/>
    </style:style>
    <style:style style:name="P326" style:parent-style-name="Normal" style:family="paragraph">
      <style:paragraph-properties fo:margin-top="0.5in" fo:margin-bottom="0.5in"/>
    </style:style>
    <style:style style:name="P327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328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329" style:parent-style-name="Heading2" style:family="paragraph">
      <style:paragraph-properties fo:line-height="107%"/>
    </style:style>
    <style:style style:name="T330" style:parent-style-name="DefaultParagraphFont" style:family="text">
      <style:text-properties style:font-name="Calibri Light" style:font-name-asian="Calibri Light" style:font-name-complex="Calibri Light" fo:color="#2E74B5"/>
    </style:style>
    <style:style style:name="P331" style:parent-style-name="Heading2" style:family="paragraph">
      <style:paragraph-properties fo:line-height="107%"/>
    </style:style>
    <style:style style:name="T332" style:parent-style-name="DefaultParagraphFont" style:family="text">
      <style:text-properties style:font-name="Calibri Light" style:font-name-asian="Calibri Light" style:font-name-complex="Calibri Light" fo:color="#2E74B5"/>
    </style:style>
    <style:style style:name="P333" style:parent-style-name="Heading2" style:family="paragraph">
      <style:paragraph-properties fo:line-height="107%"/>
    </style:style>
    <style:style style:name="T334" style:parent-style-name="Hyperlink" style:family="text">
      <style:text-properties style:font-name="Calibri Light" style:font-name-asian="Calibri Light" style:font-name-complex="Calibri Light" fo:color="#0000FF"/>
    </style:style>
    <style:style style:name="P335" style:parent-style-name="Normal" style:family="paragraph">
      <style:paragraph-properties fo:margin-top="0.5in" fo:margin-bottom="0.5in"/>
    </style:style>
    <style:style style:name="P336" style:parent-style-name="Normal" style:family="paragraph">
      <style:paragraph-properties fo:border="0.0138in solid #E3E3E3" fo:padding="0in" style:shadow="none" fo:background-color="#FFFFFF">
        <style:background-fill draw:fill="solid" draw:fill-color="#FFFFFF"/>
      </style:paragraph-properties>
    </style:style>
    <style:style style:name="T337" style:parent-style-name="DefaultParagraphFont" style:family="text">
      <style:text-properties style:font-name="Calibri Light" style:font-name-asian="Calibri Light" style:font-name-complex="Calibri Light" fo:color="#2E74B5" fo:font-size="16pt" style:font-size-asian="16pt" style:font-size-complex="16pt"/>
    </style:style>
    <style:style style:name="P338" style:parent-style-name="Heading2" style:family="paragraph">
      <style:paragraph-properties fo:line-height="107%"/>
    </style:style>
    <style:style style:name="T339" style:parent-style-name="DefaultParagraphFont" style:family="text">
      <style:text-properties style:font-name="Calibri Light" style:font-name-asian="Calibri Light" style:font-name-complex="Calibri Light" fo:color="#2E74B5"/>
    </style:style>
    <style:style style:name="P340" style:parent-style-name="Heading2" style:family="paragraph">
      <style:paragraph-properties fo:line-height="107%"/>
    </style:style>
    <style:style style:name="T341" style:parent-style-name="DefaultParagraphFont" style:family="text">
      <style:text-properties style:font-name="Calibri Light" style:font-name-asian="Calibri Light" style:font-name-complex="Calibri Light" fo:color="#2E74B5"/>
    </style:style>
    <style:style style:name="P342" style:parent-style-name="Normal" style:family="paragraph">
      <style:paragraph-properties fo:line-height="107%"/>
      <style:text-properties style:font-name="Calibri" style:font-name-asian="Calibri" style:font-name-complex="Calibri"/>
    </style:style>
    <style:style style:name="P343" style:parent-style-name="ListParagraph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GIỚI THIỆU</text:span></text:p>
      <text:h text:style-name="P3" text:outline-level="2"><text:span text:style-name="T4">Chủ đề:</text:span><text:span text:style-name="T5"><text:s/>Router và Authentication trong Vue.js</text:span></text:h>
      <text:h text:style-name="P6" text:outline-level="2"><text:span text:style-name="T7">Mục tiêu:</text:span></text:h>
      <text:h text:style-name="P8" text:outline-level="2"><text:span text:style-name="T9">Tìm hiểu khái niệm Router.</text:span></text:h>
      <text:h text:style-name="P10" text:outline-level="2"><text:span text:style-name="T11">Cài đặt Vue Router và các tính năng cơ bản.</text:span></text:h>
      <text:h text:style-name="P12" text:outline-level="2"><text:span text:style-name="T13">Kết hợp khái niệm Vue Router và Authentication.</text:span></text:h>
      <text:p text:style-name="P14"/>
      <text:p text:style-name="P15"><text:span text:style-name="T16">ROUTER LÀ GÌ?</text:span></text:p>
      <text:h text:style-name="P17" text:outline-level="2"><text:span text:style-name="T18">Router</text:span><text:span text:style-name="T19"><text:s/>là một công cụ cho phép điều hướng giữa các trang trong một ứng dụng web.</text:span></text:h>
      <text:h text:style-name="P20" text:outline-level="2"><text:span text:style-name="T21">Trong ứng dụng web động (SPA), Router giúp chuyển đổi giữa các "view" mà không cần tải lại trang.</text:span></text:h>
      <text:h text:style-name="P22" text:outline-level="2"><text:span text:style-name="T23">Vue Router</text:span><text:span text:style-name="T24"><text:s/>là một thư viện chính thức để xử lý Router trong Vue.js.</text:span></text:h>
      <text:p text:style-name="P25"/>
      <text:p text:style-name="P26"><text:span text:style-name="T27">GIỚI THIỆU VUE ROUTER</text:span></text:p>
      <text:h text:style-name="P28" text:outline-level="2"><text:span text:style-name="T29">Vue Router</text:span><text:span text:style-name="T30"><text:s/>là thư viện chính thức của Vue.js để quản lý định tuyến.</text:span></text:h>
      <text:h text:style-name="P31" text:outline-level="2"><text:span text:style-name="T32">Vue Router giúp xử lý việc chuyển đổi giữa các view (hoặc component) mà không làm mới trang.</text:span></text:h>
      <text:h text:style-name="P33" text:outline-level="2"><text:span text:style-name="T34">Nó cho phép người dùng truy cập các URL khác nhau trong ứng dụng Vue.</text:span></text:h>
      <text:p text:style-name="P35"/>
      <text:p text:style-name="P36"><text:span text:style-name="T37">CÀI ĐẶT VUE ROUTER</text:span></text:p>
      <text:h text:style-name="P38" text:outline-level="2"><text:span text:style-name="T39">Để cài đặt Vue Router, bạn cần cài đặt package:</text:span></text:h>
      <text:h text:style-name="P40" text:outline-level="3"><text:span text:style-name="T41">npm install vue-router<text:s/></text:span></text:h>
      <text:h text:style-name="P42" text:outline-level="2"><text:span text:style-name="T43">Sau khi cài đặt, bạn cần cấu hình Vue Router trong ứng dụng của mình:</text:span></text:h>
      <text:p text:style-name="P44"/>
      <text:p text:style-name="P45"><text:span text:style-name="T46">CẤU TRÚC VUE ROUTER</text:span></text:p>
      <text:h text:style-name="P47" text:outline-level="2"><text:span text:style-name="T48">Routes</text:span><text:span text:style-name="T49">: Mảng các đối tượng định nghĩa các route của ứng dụng.</text:span></text:h>
      <text:h text:style-name="P50" text:outline-level="2"><text:span text:style-name="T51">path</text:span><text:span text:style-name="T52">: Định nghĩa URL cho route.</text:span></text:h>
      <text:h text:style-name="P53" text:outline-level="2"><text:span text:style-name="T54">component</text:span><text:span text:style-name="T55">: Định nghĩa component sẽ hiển thị khi route được gọi.</text:span></text:h>
      <text:h text:style-name="P56" text:outline-level="2"><text:span text:style-name="T57">Vue Router instance</text:span><text:span text:style-name="T58">: Một thể hiện của Vue Router giúp quản lý các route và thực thi điều hướng.</text:span></text:h>
      <text:p text:style-name="P59"/>
      <text:p text:style-name="P60"><text:span text:style-name="T61">CÁC TÍNH NĂNG CƠ BẢN CỦA VUE ROUTER</text:span></text:p>
      <text:h text:style-name="P62" text:outline-level="2"><text:span text:style-name="T63">Dynamic Routing</text:span><text:span text:style-name="T64">: Các route có thể thay đổi động dựa trên dữ liệu.</text:span></text:h>
      <text:h text:style-name="P65" text:outline-level="2"><text:span text:style-name="T66">Nested Routes</text:span><text:span text:style-name="T67">: Cho phép các route con bên trong route cha.</text:span></text:h>
      <text:h text:style-name="P68" text:outline-level="2"><text:span text:style-name="T69">Programmatic Navigation</text:span><text:span text:style-name="T70">: Chuyển trang thông qua JavaScript thay vì liên kết thông thường.</text:span></text:h>
      <text:h text:style-name="P71" text:outline-level="2"><text:span text:style-name="T72">Named Routes</text:span><text:span text:style-name="T73">: Đặt tên cho các route để dễ dàng tham chiếu.</text:span></text:h>
      <text:h text:style-name="P74" text:outline-level="2"><text:span text:style-name="T75">Route Guards</text:span><text:span text:style-name="T76">: Các hàm bảo vệ route (ví dụ, kiểm tra quyền truy cập).</text:span></text:h>
      <text:p text:style-name="P77"/>
      <text:p text:style-name="P78"><text:span text:style-name="T79">DYNAMIC ROUTE MATCHING</text:span></text:p>
      <text:h text:style-name="P80" text:outline-level="2"><text:span text:style-name="T81">Vue Router hỗ trợ<text:s/></text:span><text:span text:style-name="T82">dynamic route matching</text:span><text:span text:style-name="T83"><text:s/>thông qua các tham số trong URL. Ví dụ:</text:span></text:h>
      <text:h text:style-name="P84" text:outline-level="3"><text:span text:style-name="T85">const</text:span><text:span text:style-name="T86"><text:s/>routes = [ {<text:s/></text:span><text:span text:style-name="T87">path</text:span><text:span text:style-name="T88">:<text:s/></text:span><text:span text:style-name="T89">'/user/:id'</text:span><text:span text:style-name="T90">,<text:s/></text:span><text:span text:style-name="T91">component</text:span><text:span text:style-name="T92">:<text:s/></text:span><text:span text:style-name="T93">User</text:span><text:span text:style-name="T94"><text:s/>} ];<text:s/></text:span></text:h>
      <text:h text:style-name="P95" text:outline-level="2"><text:span text:style-name="T96">:id</text:span><text:span text:style-name="T97"><text:s/>là một tham số động có thể truy cập trong component qua<text:s/></text:span><text:span text:style-name="T98">$route.params</text:span><text:span text:style-name="T99">.</text:span></text:h>
      <text:p text:style-name="P100"/>
      <text:p text:style-name="P101"><text:span text:style-name="T102">ROUTE GUARDS</text:span></text:p>
      <text:h text:style-name="P103" text:outline-level="2"><text:span text:style-name="T104">BeforeEach</text:span><text:span text:style-name="T105">: Hàm kiểm tra truy cập trước khi chuyển trang.</text:span></text:h>
      <text:h text:style-name="P106" text:outline-level="2"><text:span text:style-name="T107">BeforeResolve</text:span><text:span text:style-name="T108">: Kiểm tra sau khi route được xác định nhưng trước khi component được tải.</text:span></text:h>
      <text:h text:style-name="P109" text:outline-level="2"><text:span text:style-name="T110">AfterEach</text:span><text:span text:style-name="T111">: Hàm callback sau khi một route được thay đổi.</text:span></text:h>
      <text:h text:style-name="P112" text:outline-level="3"><text:span text:style-name="T113">router.</text:span><text:span text:style-name="T114">beforeEach</text:span><text:span text:style-name="T115">((to,<text:s/></text:span><text:span text:style-name="T116">from</text:span><text:span text:style-name="T117">, next) =&gt; {<text:s/></text:span><text:span text:style-name="T118">if</text:span><text:span text:style-name="T119"><text:s/>(to.meta.requiresAuth &amp;&amp; !</text:span><text:span text:style-name="T120">isLoggedIn</text:span><text:span text:style-name="T121">()) {<text:s/></text:span><text:span text:style-name="T122">next</text:span><text:span text:style-name="T123">(</text:span><text:span text:style-name="T124">'/login'</text:span><text:span text:style-name="T125">); }<text:s/></text:span><text:span text:style-name="T126">else</text:span><text:span text:style-name="T127"><text:s/>{<text:s/></text:span><text:span text:style-name="T128">next</text:span><text:span text:style-name="T129">(); } });<text:s/></text:span></text:h>
      <text:p text:style-name="P130"/>
      <text:p text:style-name="P131"><text:span text:style-name="T132">ROUTER VÀ AUTHENTICATION</text:span></text:p>
      <text:h text:style-name="P133" text:outline-level="2"><text:span text:style-name="T134">Authentication</text:span><text:span text:style-name="T135"><text:s/>trong ứng dụng web cho phép xác định người dùng đã đăng nhập hay chưa.</text:span></text:h>
      <text:h text:style-name="P136" text:outline-level="2"><text:span text:style-name="T137">Khi sử dụng Vue Router, cần bảo vệ các route nhất định để chỉ người dùng đã xác thực mới có thể truy cập.</text:span></text:h>
      <text:p text:style-name="P138"/>
      <text:p text:style-name="P139"><text:span text:style-name="T140">KIỂM TRA AUTHENTICATION TRONG VUE ROUTER</text:span></text:p>
      <text:h text:style-name="P141" text:outline-level="2"><text:span text:style-name="T142">Dùng<text:s/></text:span><text:span text:style-name="T143">route guards</text:span><text:span text:style-name="T144"><text:s/>để bảo vệ các route yêu cầu xác thực.</text:span></text:h>
      <text:h text:style-name="P145" text:outline-level="2"><text:span text:style-name="T146">Kiểm tra trạng thái đăng nhập của người dùng khi họ cố gắng truy cập vào một route bảo vệ.</text:span></text:h>
      <text:h text:style-name="P147" text:outline-level="3"><text:span text:style-name="T148">const</text:span><text:span text:style-name="T149"><text:s/>routes = [ {<text:s/></text:span><text:span text:style-name="T150">path</text:span><text:span text:style-name="T151">:<text:s/></text:span><text:span text:style-name="T152">'/dashboard'</text:span><text:span text:style-name="T153">,<text:s/></text:span><text:span text:style-name="T154">component</text:span><text:span text:style-name="T155">:<text:s/></text:span><text:span text:style-name="T156">Dashboard</text:span><text:span text:style-name="T157">,<text:s/></text:span><text:span text:style-name="T158">meta</text:span><text:span text:style-name="T159">: {<text:s/></text:span><text:span text:style-name="T160">requiresAuth</text:span><text:span text:style-name="T161">:<text:s/></text:span><text:span text:style-name="T162">true</text:span><text:span text:style-name="T163"><text:s/>} } ];<text:s/></text:span></text:h>
      <text:p text:style-name="P164"/>
      <text:p text:style-name="P165"><text:span text:style-name="T166">CẤU HÌNH GUARD CHO AUTHENTICATION</text:span></text:p>
      <text:h text:style-name="P167" text:outline-level="2"><text:span text:style-name="T168">Bạn có thể sử dụng<text:s/></text:span><text:span text:style-name="T169">beforeEach</text:span><text:span text:style-name="T170"><text:s/>để kiểm tra người dùng đã đăng nhập hay chưa.</text:span></text:h>
      <text:h text:style-name="P171" text:outline-level="2"><text:span text:style-name="T172">Nếu chưa, chuyển hướng người dùng đến trang đăng nhập.</text:span></text:h>
      <text:h text:style-name="P173" text:outline-level="3"><text:span text:style-name="T174">router.</text:span><text:span text:style-name="T175">beforeEach</text:span><text:span text:style-name="T176">((to,<text:s/></text:span><text:span text:style-name="T177">from</text:span><text:span text:style-name="T178">, next) =&gt; {<text:s/></text:span><text:span text:style-name="T179">if</text:span><text:span text:style-name="T180"><text:s/>(to.meta.requiresAuth &amp;&amp; !</text:span><text:span text:style-name="T181">isLoggedIn</text:span><text:span text:style-name="T182">()) {<text:s/></text:span><text:span text:style-name="T183">next</text:span><text:span text:style-name="T184">(</text:span><text:span text:style-name="T185">'/login'</text:span><text:span text:style-name="T186">); }<text:s/></text:span><text:span text:style-name="T187">else</text:span><text:span text:style-name="T188"><text:s/>{<text:s/></text:span><text:span text:style-name="T189">next</text:span><text:span text:style-name="T190">(); } });<text:s/></text:span></text:h>
      <text:p text:style-name="P191"/>
      <text:p text:style-name="P192"><text:span text:style-name="T193">CÁCH XÁC THỰC NGƯỜI DÙNG</text:span></text:p>
      <text:h text:style-name="P194" text:outline-level="2"><text:span text:style-name="T195">Local Storage / Session Storage</text:span><text:span text:style-name="T196">: Lưu trữ token sau khi người dùng đăng nhập thành công.</text:span></text:h>
      <text:h text:style-name="P197" text:outline-level="2"><text:span text:style-name="T198">Vuex</text:span><text:span text:style-name="T199">: Lưu trữ trạng thái đăng nhập của người dùng trong Vuex.</text:span></text:h>
      <text:h text:style-name="P200" text:outline-level="2"><text:span text:style-name="T201">API</text:span><text:span text:style-name="T202">: Gọi API xác thực khi người dùng đăng nhập và trả về token.</text:span></text:h>
      <text:p text:style-name="P203"/>
      <text:p text:style-name="P204"><text:span text:style-name="T205">QUẢN LÝ AUTHENTICATION TRONG VUEX</text:span></text:p>
      <text:h text:style-name="P206" text:outline-level="2"><text:span text:style-name="T207">Vuex là một thư viện quản lý trạng thái trong Vue.js. Chúng ta có thể sử dụng Vuex để quản lý trạng thái đăng nhập của người dùng.</text:span></text:h>
      <text:h text:style-name="P208" text:outline-level="3"><text:span text:style-name="T209">const</text:span><text:span text:style-name="T210"><text:s/>store =<text:s/></text:span><text:span text:style-name="T211">new</text:span><text:span text:style-name="T212"><text:s/></text:span><text:span text:style-name="T213">Vuex</text:span><text:span text:style-name="T214">.</text:span><text:span text:style-name="T215">Store</text:span><text:span text:style-name="T216">({<text:s/></text:span><text:span text:style-name="T217">state</text:span><text:span text:style-name="T218">: {<text:s/></text:span><text:span text:style-name="T219">isAuthenticated</text:span><text:span text:style-name="T220">:<text:s/></text:span><text:span text:style-name="T221">false</text:span><text:span text:style-name="T222"><text:s/>},<text:s/></text:span><text:span text:style-name="T223">mutations</text:span><text:span text:style-name="T224">: {<text:s/></text:span><text:span text:style-name="T225">setAuthentication</text:span><text:span text:style-name="T226">(state, status) { state.isAuthenticated = status; } } });<text:s/></text:span></text:h>
      <text:p text:style-name="P227"/>
      <text:p text:style-name="P228"><text:span text:style-name="T229">BẢO VỆ CÁC ROUTE VỚI AUTHENTICATION</text:span></text:p>
      <text:h text:style-name="P230" text:outline-level="2"><text:span text:style-name="T231">Để bảo vệ các route yêu cầu người dùng đã đăng nhập, bạn có thể sử dụng kết hợp giữa Vue Router và Vuex.</text:span></text:h>
      <text:h text:style-name="P232" text:outline-level="2"><text:span text:style-name="T233">Nếu người dùng chưa đăng nhập, chuyển hướng họ đến trang đăng nhập.</text:span></text:h>
      <text:h text:style-name="P234" text:outline-level="3"><text:span text:style-name="T235">router.</text:span><text:span text:style-name="T236">beforeEach</text:span><text:span text:style-name="T237">((to,<text:s/></text:span><text:span text:style-name="T238">from</text:span><text:span text:style-name="T239">, next) =&gt; {<text:s/></text:span><text:span text:style-name="T240">if</text:span><text:span text:style-name="T241"><text:s/>(to.meta.requiresAuth &amp;&amp; !store.state.isAuthenticated) {<text:s/></text:span><text:span text:style-name="T242">next</text:span><text:span text:style-name="T243">(</text:span><text:span text:style-name="T244">'/login'</text:span><text:span text:style-name="T245">); }<text:s/></text:span><text:span text:style-name="T246">else</text:span><text:span text:style-name="T247"><text:s/>{<text:s/></text:span><text:span text:style-name="T248">next</text:span><text:span text:style-name="T249">(); } });<text:s/></text:span></text:h>
      <text:p text:style-name="P250"/>
      <text:p text:style-name="P251"><text:span text:style-name="T252"><text:s/></text:span><text:span text:style-name="T253">CÀI ĐẶT AUTHENTICATION VỚI API</text:span></text:p>
      <text:h text:style-name="P254" text:outline-level="2"><text:span text:style-name="T255">Thực hiện xác thực người dùng thông qua API, sử dụng token hoặc mã OTP để đăng nhập.</text:span></text:h>
      <text:h text:style-name="P256" text:outline-level="3"><text:span text:style-name="T257">axios.</text:span><text:span text:style-name="T258">post</text:span><text:span text:style-name="T259">(</text:span><text:span text:style-name="T260">'/login'</text:span><text:span text:style-name="T261">, { username, password }) .</text:span><text:span text:style-name="T262">then</text:span><text:span text:style-name="T263">(response =&gt; { <text:s text:c="3"/></text:span><text:span text:style-name="T264">localStorage</text:span><text:span text:style-name="T265">.</text:span><text:span text:style-name="T266">setItem</text:span><text:span text:style-name="T267">(</text:span><text:span text:style-name="T268">'token'</text:span><text:span text:style-name="T269">, response.data.token); store.</text:span><text:span text:style-name="T270">commit</text:span><text:span text:style-name="T271">(</text:span><text:span text:style-name="T272">'setAuthentication'</text:span><text:span text:style-name="T273">,<text:s/></text:span><text:span text:style-name="T274">true</text:span><text:span text:style-name="T275">); }) .</text:span><text:span text:style-name="T276">catch</text:span><text:span text:style-name="T277">(error =&gt; {<text:s/></text:span><text:span text:style-name="T278">alert</text:span><text:span text:style-name="T279">(</text:span><text:span text:style-name="T280">'Login failed'</text:span><text:span text:style-name="T281">); });<text:s/></text:span></text:h>
      <text:p text:style-name="P282"/>
      <text:p text:style-name="P283"><text:span text:style-name="T284">XỬ LÝ TOKEN TRONG VUE ROUTER</text:span></text:p>
      <text:h text:style-name="P285" text:outline-level="2"><text:span text:style-name="T286">Sau khi người dùng đăng nhập, lưu token vào<text:s/></text:span><text:span text:style-name="T287">localStorage</text:span><text:span text:style-name="T288"><text:s/>hoặc<text:s/></text:span><text:span text:style-name="T289">Vuex</text:span><text:span text:style-name="T290"><text:s/>để duy trì phiên làm việc.</text:span></text:h>
      <text:h text:style-name="P291" text:outline-level="2"><text:span text:style-name="T292">Mỗi lần điều hướng đến route yêu cầu xác thực, kiểm tra xem token có hợp lệ hay không.</text:span></text:h>
      <text:p text:style-name="P293"/>
      <text:p text:style-name="P294"><text:span text:style-name="T295">LOGOUT VÀ HỦY AUTHENTICATION</text:span></text:p>
      <text:h text:style-name="P296" text:outline-level="2"><text:span text:style-name="T297">Khi người dùng đăng xuất, xóa token khỏi<text:s/></text:span><text:span text:style-name="T298">localStorage</text:span><text:span text:style-name="T299"><text:s/>hoặc<text:s/></text:span><text:span text:style-name="T300">Vuex</text:span><text:span text:style-name="T301"><text:s/>và cập nhật trạng thái xác thực.</text:span></text:h>
      <text:h text:style-name="P302" text:outline-level="3"><text:span text:style-name="T303">localStorage</text:span><text:span text:style-name="T304">.</text:span><text:span text:style-name="T305">removeItem</text:span><text:span text:style-name="T306">(</text:span><text:span text:style-name="T307">'token'</text:span><text:span text:style-name="T308">); store.</text:span><text:span text:style-name="T309">commit</text:span><text:span text:style-name="T310">(</text:span><text:span text:style-name="T311">'setAuthentication'</text:span><text:span text:style-name="T312">,<text:s/></text:span><text:span text:style-name="T313">false</text:span><text:span text:style-name="T314">);<text:s/></text:span></text:h>
      <text:p text:style-name="P315"/>
      <text:p text:style-name="P316"><text:span text:style-name="T317">TÓM TẮT</text:span></text:p>
      <text:h text:style-name="P318" text:outline-level="2"><text:span text:style-name="T319">Vue Router</text:span><text:span text:style-name="T320"><text:s/>cung cấp các tính năng mạnh mẽ để quản lý điều hướng trong ứng dụng Vue.</text:span></text:h>
      <text:h text:style-name="P321" text:outline-level="2"><text:span text:style-name="T322">Authentication</text:span><text:span text:style-name="T323"><text:s/>rất quan trọng để bảo vệ các route và yêu cầu người dùng phải đăng nhập.</text:span></text:h>
      <text:h text:style-name="P324" text:outline-level="2"><text:span text:style-name="T325">Kết hợp Vue Router và Vuex giúp quản lý trạng thái xác thực và bảo vệ ứng dụng.</text:span></text:h>
      <text:p text:style-name="P326"/>
      <text:p text:style-name="P327"><text:span text:style-name="T328">TÀI NGUYÊN VÀ THAM KHẢO</text:span></text:p>
      <text:h text:style-name="P329" text:outline-level="2"><text:span text:style-name="T330">Vue Router Documentation</text:span></text:h>
      <text:h text:style-name="P331" text:outline-level="2"><text:span text:style-name="T332">Vuex Documentation</text:span></text:h>
      <text:h text:style-name="P333" text:outline-level="2"><text:a xlink:href="https://vuejs.org/" office:target-frame-name="_top" xlink:show="replace"><text:span text:style-name="T334">Vue.js Official Guide</text:span></text:a></text:h>
      <text:p text:style-name="P335"/>
      <text:p text:style-name="P336"><text:span text:style-name="T337">CẢM ƠN</text:span></text:p>
      <text:h text:style-name="P338" text:outline-level="2"><text:span text:style-name="T339">Cảm ơn các bạn đã lắng nghe.</text:span></text:h>
      <text:h text:style-name="P340" text:outline-level="2"><text:span text:style-name="T341">Mọi câu hỏi vui lòng liên hệ!</text:span></text:h>
      <text:p text:style-name="P342"/>
      <text:p text:style-name="P3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rial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vi" fo:country="VN" style:language-asian="vi" style:country-asian="VN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Times New Roman" style:font-name-asian="Yu Gothic Light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Times New Roman" style:font-name-asian="Yu Gothic Light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Times New Roman" style:font-name-asian="Yu Gothic Light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Times New Roman" style:font-name-asian="Yu Gothic Light" style:font-name-complex="Times New Roman" fo:color="#1F3763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2" style:family="text">
      <style:text-properties style:font-name="Arial" style:font-name-asian="Yu Mincho" style:font-name-complex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number text:level="3" style:num-suffix="." style:num-list-format-name="NLF0" style:num-format="1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nn14022005@gmail.com</meta:initial-creator>
    <dc:creator>Sơn Đỗ Quang</dc:creator>
    <meta:creation-date>2024-11-29T15:28:00Z</meta:creation-date>
    <dc:date>2024-11-29T15:28:00Z</dc:date>
    <meta:template xlink:href="Normal.dotm" xlink:type="simple"/>
    <meta:editing-cycles>46</meta:editing-cycles>
    <meta:editing-duration>PT0S</meta:editing-duration>
    <meta:document-statistic meta:page-count="1" meta:paragraph-count="9" meta:word-count="747" meta:character-count="4998" meta:row-count="35" meta:non-whitespace-character-count="4260"/>
  </office:meta>
</office:document-meta>
</file>